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acc3" officeooo:paragraph-rsid="001bacc3"/>
    </style:style>
    <style:style style:name="P2" style:family="paragraph" style:parent-style-name="Standard">
      <style:text-properties fo:color="#fdfdfd" style:font-name="Alef" fo:font-size="96pt" officeooo:rsid="001e3b05" officeooo:paragraph-rsid="001e3b05" fo:background-color="#69c4ee" style:font-size-asian="96pt" style:font-size-complex="96pt"/>
    </style:style>
    <style:style style:name="T1" style:family="text">
      <style:text-properties officeooo:rsid="001d7b0a"/>
    </style:style>
    <style:style style:name="T2" style:family="text">
      <style:text-properties officeooo:rsid="002145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’ve always enjoyed a good puzzle – a tricky problem that needs to be solved. <text:span text:style-name="T1">While working remotely, </text:span>I often sit down at the piano and play a Beethoven sonata, or maybe an old church hymn, or often a show tune to something like La La Land. <text:s/>Whatever the flavor, it helps me imagine new and better solutions <text:span text:style-name="T2">to those tricky problem </text:span>and helps my team ship a better product.</text:p>
      <text:p text:style-name="P1"/>
      <text:p text:style-name="P1"/>
      <text:p text:style-name="P2">J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5T18:28:50.835000000</meta:creation-date>
    <dc:date>2020-02-27T17:42:19.598000000</dc:date>
    <meta:editing-duration>PT13H33M51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" meta:word-count="70" meta:character-count="374" meta:non-whitespace-character-count="304"/>
  </office:meta>
</office:document-meta>
</file>